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89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09in" fo:break-before="auto" style:use-optimal-row-height="false"/>
    </style:style>
    <style:style style:name="ro4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"/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"/>
        <table:table-row table:style-name="ro1">
          <table:table-cell table:style-name="ce1" office:value-type="string" calcext:value-type="string" table:number-columns-spanned="5" table:number-rows-spanned="1">
            <text:p>Runtime = 30 seconds</text:p>
          </table:table-cell>
          <table:covered-table-cell table:style-name="ce1"/>
          <table:covered-table-cell table:number-columns-repeated="2"/>
          <table:covered-table-cell table:style-name="Default"/>
        </table:table-row>
        <table:table-row table:style-name="ro2">
          <table:table-cell office:value-type="string" calcext:value-type="string">
            <text:p>Probability (%)</text:p>
          </table:table-cell>
          <table:table-cell office:value-type="string" calcext:value-type="string">
            <text:p>Delivered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issed</text:p>
          </table:table-cell>
          <table:table-cell table:style-name="Default" office:value-type="string" calcext:value-type="string">
            <text:p>Percentage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5212" calcext:value-type="float">
            <text:p>5212</text:p>
          </table:table-cell>
          <table:table-cell office:value-type="float" office:value="0" calcext:value-type="float">
            <text:p>0</text:p>
          </table:table-cell>
          <table:table-cell table:style-name="ce3" table:formula="of:=([.D3]/[.C3])*100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5813" calcext:value-type="float">
            <text:p>5813</text:p>
          </table:table-cell>
          <table:table-cell office:value-type="float" office:value="734" calcext:value-type="float">
            <text:p>734</text:p>
          </table:table-cell>
          <table:table-cell table:style-name="Default" table:formula="of:=([.D4]/[.C4])*100" office:value-type="float" office:value="12.6268708068123" calcext:value-type="float">
            <text:p>12.626870806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4843" calcext:value-type="float">
            <text:p>4843</text:p>
          </table:table-cell>
          <table:table-cell office:value-type="float" office:value="1144" calcext:value-type="float">
            <text:p>1144</text:p>
          </table:table-cell>
          <table:table-cell table:style-name="Default" table:formula="of:=([.D5]/[.C5])*100" office:value-type="float" office:value="23.6217220730952" calcext:value-type="float">
            <text:p>23.621722073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office:value-type="float" office:value="5205" calcext:value-type="float">
            <text:p>5205</text:p>
          </table:table-cell>
          <table:table-cell office:value-type="float" office:value="1749" calcext:value-type="float">
            <text:p>1749</text:p>
          </table:table-cell>
          <table:table-cell table:style-name="Default" table:formula="of:=([.D6]/[.C6])*100" office:value-type="float" office:value="33.6023054755043" calcext:value-type="float">
            <text:p>33.6023054755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5097" calcext:value-type="float">
            <text:p>5097</text:p>
          </table:table-cell>
          <table:table-cell office:value-type="float" office:value="2212" calcext:value-type="float">
            <text:p>2212</text:p>
          </table:table-cell>
          <table:table-cell table:style-name="Default" table:formula="of:=([.D7]/[.C7])*100" office:value-type="float" office:value="43.3980773003728" calcext:value-type="float">
            <text:p>43.398077300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144" calcext:value-type="float">
            <text:p>5144</text:p>
          </table:table-cell>
          <table:table-cell office:value-type="float" office:value="2709" calcext:value-type="float">
            <text:p>2709</text:p>
          </table:table-cell>
          <table:table-cell table:style-name="Default" table:formula="of:=([.D8]/[.C8])*100" office:value-type="float" office:value="52.6632970451011" calcext:value-type="float">
            <text:p>52.6632970451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5059" calcext:value-type="float">
            <text:p>5059</text:p>
          </table:table-cell>
          <table:table-cell office:value-type="float" office:value="3139" calcext:value-type="float">
            <text:p>3139</text:p>
          </table:table-cell>
          <table:table-cell table:style-name="Default" table:formula="of:=([.D9]/[.C9])*100" office:value-type="float" office:value="62.0478355406207" calcext:value-type="float">
            <text:p>62.0478355406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4630" calcext:value-type="float">
            <text:p>4630</text:p>
          </table:table-cell>
          <table:table-cell office:value-type="float" office:value="3363" calcext:value-type="float">
            <text:p>3363</text:p>
          </table:table-cell>
          <table:table-cell table:style-name="Default" table:formula="of:=([.D10]/[.C10])*100" office:value-type="float" office:value="72.6349892008639" calcext:value-type="float">
            <text:p>72.6349892009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4848" calcext:value-type="float">
            <text:p>4848</text:p>
          </table:table-cell>
          <table:table-cell office:value-type="float" office:value="3996" calcext:value-type="float">
            <text:p>3996</text:p>
          </table:table-cell>
          <table:table-cell table:style-name="Default" table:formula="of:=([.D11]/[.C11])*100" office:value-type="float" office:value="82.4257425742574" calcext:value-type="float">
            <text:p>82.4257425743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782" calcext:value-type="float">
            <text:p>4782</text:p>
          </table:table-cell>
          <table:table-cell office:value-type="float" office:value="4404" calcext:value-type="float">
            <text:p>4404</text:p>
          </table:table-cell>
          <table:table-cell table:style-name="Default" table:formula="of:=([.D12]/[.C12])*100" office:value-type="float" office:value="92.0953575909661" calcext:value-type="float">
            <text:p>92.095357591</text:p>
          </table:table-cell>
        </table:table-row>
        <table:table-row table:style-name="ro2">
          <table:table-cell table:number-columns-repeated="4"/>
          <table:table-cell table:style-name="Default"/>
        </table:table-row>
        <table:table-row table:style-name="ro3">
          <table:table-cell table:style-name="ce1" office:value-type="string" calcext:value-type="string" table:number-columns-spanned="5" table:number-rows-spanned="1">
            <text:p>Runtime = 1 hour (calculated from 30 seconds results)</text:p>
          </table:table-cell>
          <table:covered-table-cell table:style-name="ce1"/>
          <table:covered-table-cell table:number-columns-repeated="2"/>
          <table:covered-table-cell table:style-name="Default"/>
        </table:table-row>
        <table:table-row table:style-name="ro2">
          <table:table-cell office:value-type="string" calcext:value-type="string">
            <text:p>Probability (%)</text:p>
          </table:table-cell>
          <table:table-cell office:value-type="string" calcext:value-type="string">
            <text:p>Delivered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issed</text:p>
          </table:table-cell>
          <table:table-cell table:style-name="Default" office:value-type="string" calcext:value-type="string">
            <text:p>Percentage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B3]*2*60" office:value-type="float" office:value="18720" calcext:value-type="float">
            <text:p>18720</text:p>
          </table:table-cell>
          <table:table-cell table:formula="of:=[.C3]*2*60" office:value-type="float" office:value="625440" calcext:value-type="float">
            <text:p>625440</text:p>
          </table:table-cell>
          <table:table-cell table:formula="of:=[.C16]*([.E3]/100)" office:value-type="float" office:value="0" calcext:value-type="float">
            <text:p>0</text:p>
          </table:table-cell>
          <table:table-cell table:formula="of:=([.D16]/[.C16])" office:value-type="percentage" office:value="0" calcext:value-type="percentage">
            <text:p>0.00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4]*2*60" office:value-type="float" office:value="13200" calcext:value-type="float">
            <text:p>13200</text:p>
          </table:table-cell>
          <table:table-cell table:formula="of:=[.C4]*2*60" office:value-type="float" office:value="697560" calcext:value-type="float">
            <text:p>697560</text:p>
          </table:table-cell>
          <table:table-cell table:formula="of:=[.E4]*([.C17]/100)" office:value-type="float" office:value="88080" calcext:value-type="float">
            <text:p>88080</text:p>
          </table:table-cell>
          <table:table-cell table:formula="of:=([.D17]/[.C17])" office:value-type="percentage" office:value="0.126268708068123" calcext:value-type="percentage">
            <text:p>12.63%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5]*2*60" office:value-type="float" office:value="10920" calcext:value-type="float">
            <text:p>10920</text:p>
          </table:table-cell>
          <table:table-cell table:formula="of:=[.C5]*2*60" office:value-type="float" office:value="581160" calcext:value-type="float">
            <text:p>581160</text:p>
          </table:table-cell>
          <table:table-cell table:formula="of:=([.E5]/100)*[.C18]" office:value-type="float" office:value="137280" calcext:value-type="float">
            <text:p>137280</text:p>
          </table:table-cell>
          <table:table-cell table:formula="of:=([.D18]/[.C18])" office:value-type="percentage" office:value="0.236217220730952" calcext:value-type="percentage">
            <text:p>23.62%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6]*2*60" office:value-type="float" office:value="8760" calcext:value-type="float">
            <text:p>8760</text:p>
          </table:table-cell>
          <table:table-cell table:formula="of:=[.C6]*2*60" office:value-type="float" office:value="624600" calcext:value-type="float">
            <text:p>624600</text:p>
          </table:table-cell>
          <table:table-cell table:formula="of:=[.E6]*([.C19]/100)" office:value-type="float" office:value="209880" calcext:value-type="float">
            <text:p>209880</text:p>
          </table:table-cell>
          <table:table-cell table:formula="of:=([.D19]/[.C19])" office:value-type="percentage" office:value="0.336023054755043" calcext:value-type="percentage">
            <text:p>33.60%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B7]*2*60" office:value-type="float" office:value="7440" calcext:value-type="float">
            <text:p>7440</text:p>
          </table:table-cell>
          <table:table-cell table:formula="of:=[.C7]*2*60" office:value-type="float" office:value="611640" calcext:value-type="float">
            <text:p>611640</text:p>
          </table:table-cell>
          <table:table-cell table:formula="of:=[.E7]*([.C20]/100)" office:value-type="float" office:value="265440" calcext:value-type="float">
            <text:p>265440</text:p>
          </table:table-cell>
          <table:table-cell table:formula="of:=([.D20]/[.C20])" office:value-type="percentage" office:value="0.433980773003728" calcext:value-type="percentage">
            <text:p>43.40%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[.B8]*2*60" office:value-type="float" office:value="5760" calcext:value-type="float">
            <text:p>5760</text:p>
          </table:table-cell>
          <table:table-cell table:formula="of:=[.C8]*2*60" office:value-type="float" office:value="617280" calcext:value-type="float">
            <text:p>617280</text:p>
          </table:table-cell>
          <table:table-cell table:formula="of:=([.E8]/100)*[.C21]" office:value-type="float" office:value="325080" calcext:value-type="float">
            <text:p>325080</text:p>
          </table:table-cell>
          <table:table-cell table:formula="of:=([.D21]/[.C21])" office:value-type="percentage" office:value="0.526632970451011" calcext:value-type="percentage">
            <text:p>52.66%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[.B9]*2*60" office:value-type="float" office:value="4920" calcext:value-type="float">
            <text:p>4920</text:p>
          </table:table-cell>
          <table:table-cell table:formula="of:=[.C9]*2*60" office:value-type="float" office:value="607080" calcext:value-type="float">
            <text:p>607080</text:p>
          </table:table-cell>
          <table:table-cell table:formula="of:=[.E9]*([.C22]/100)" office:value-type="float" office:value="376680" calcext:value-type="float">
            <text:p>376680</text:p>
          </table:table-cell>
          <table:table-cell table:formula="of:=([.D22]/[.C22])" office:value-type="percentage" office:value="0.620478355406207" calcext:value-type="percentage">
            <text:p>62.05%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[.B10]*2*60" office:value-type="float" office:value="2880" calcext:value-type="float">
            <text:p>2880</text:p>
          </table:table-cell>
          <table:table-cell table:formula="of:=[.C10]*2*60" office:value-type="float" office:value="555600" calcext:value-type="float">
            <text:p>555600</text:p>
          </table:table-cell>
          <table:table-cell table:formula="of:=[.E10]*([.C23]/100)" office:value-type="float" office:value="403560" calcext:value-type="float">
            <text:p>403560</text:p>
          </table:table-cell>
          <table:table-cell table:formula="of:=([.D23]/[.C23])" office:value-type="percentage" office:value="0.726349892008639" calcext:value-type="percentage">
            <text:p>72.63%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[.B11]*2*60" office:value-type="float" office:value="2040" calcext:value-type="float">
            <text:p>2040</text:p>
          </table:table-cell>
          <table:table-cell table:formula="of:=[.C11]*2*60" office:value-type="float" office:value="581760" calcext:value-type="float">
            <text:p>581760</text:p>
          </table:table-cell>
          <table:table-cell table:formula="of:=([.E11]/100)*[.C24]" office:value-type="float" office:value="479520" calcext:value-type="float">
            <text:p>479520</text:p>
          </table:table-cell>
          <table:table-cell table:formula="of:=([.D24]/[.C24])" office:value-type="percentage" office:value="0.824257425742574" calcext:value-type="percentage">
            <text:p>82.43%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[.B12]*2*60" office:value-type="float" office:value="720" calcext:value-type="float">
            <text:p>720</text:p>
          </table:table-cell>
          <table:table-cell table:formula="of:=[.C12]*2*60" office:value-type="float" office:value="573840" calcext:value-type="float">
            <text:p>573840</text:p>
          </table:table-cell>
          <table:table-cell table:formula="of:=[.E12]*([.C25]/100)" office:value-type="float" office:value="528480" calcext:value-type="float">
            <text:p>528480</text:p>
          </table:table-cell>
          <table:table-cell table:formula="of:=([.D25]/[.C25])" office:value-type="percentage" office:value="0.920953575909661" calcext:value-type="percentage">
            <text:p>92.10%</text:p>
          </table:table-cell>
        </table:table-row>
        <table:table-row table:style-name="ro2">
          <table:table-cell table:number-columns-repeated="4"/>
          <table:table-cell table:style-name="Default"/>
        </table:table-row>
        <table:table-row table:style-name="ro4">
          <table:table-cell table:style-name="ce1" office:value-type="string" calcext:value-type="string" table:number-columns-spanned="5" table:number-rows-spanned="1">
            <text:p>Runtime = 1 hour (actual 1 hour values)</text:p>
          </table:table-cell>
          <table:covered-table-cell table:number-columns-repeated="3"/>
          <table:covered-table-cell table:style-name="Default"/>
        </table:table-row>
        <table:table-row table:style-name="ro2">
          <table:table-cell office:value-type="string" calcext:value-type="string">
            <text:p>Probability (%)</text:p>
          </table:table-cell>
          <table:table-cell office:value-type="string" calcext:value-type="string">
            <text:p>Delivered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issed</text:p>
          </table:table-cell>
          <table:table-cell table:style-name="Default" office:value-type="string" calcext:value-type="string">
            <text:p>Percentage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" table:formula="of:=[.B16]*[.$B$40]" office:value-type="float" office:value="26201.5" calcext:value-type="float">
            <text:p>26202</text:p>
          </table:table-cell>
          <table:table-cell table:style-name="ce2" table:formula="of:=[.C16]*[.$C$40]" office:value-type="float" office:value="592499.227838258" calcext:value-type="float">
            <text:p>592499</text:p>
          </table:table-cell>
          <table:table-cell table:style-name="ce2" table:formula="of:=[.D16]*[.$D$40]" office:value-type="float" office:value="0" calcext:value-type="float">
            <text:p>0</text:p>
          </table:table-cell>
          <table:table-cell table:formula="of:=[.D29]/[.C29]" office:value-type="percentage" office:value="0" calcext:value-type="percentage">
            <text:p>0.00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table:formula="of:=[.B17]*[.$B$40]" office:value-type="float" office:value="18475.4166666667" calcext:value-type="float">
            <text:p>18475</text:p>
          </table:table-cell>
          <table:table-cell table:style-name="ce2" table:formula="of:=[.C17]*[.$C$40]" office:value-type="float" office:value="660820.800349922" calcext:value-type="float">
            <text:p>660821</text:p>
          </table:table-cell>
          <table:table-cell table:style-name="ce2" table:formula="of:=[.D17]*[.$D$40]" office:value-type="float" office:value="80587.1849390919" calcext:value-type="float">
            <text:p>80587</text:p>
          </table:table-cell>
          <table:table-cell table:formula="of:=[.D30]/[.C30]" office:value-type="percentage" office:value="0.121950133676814" calcext:value-type="percentage">
            <text:p>12.20%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" table:formula="of:=[.B18]*[.$B$40]" office:value-type="float" office:value="15284.2083333333" calcext:value-type="float">
            <text:p>15284</text:p>
          </table:table-cell>
          <table:table-cell table:style-name="ce2" table:formula="of:=[.C18]*[.$C$40]" office:value-type="float" office:value="550551.373833593" calcext:value-type="float">
            <text:p>550551</text:p>
          </table:table-cell>
          <table:table-cell table:style-name="ce2" table:formula="of:=[.D18]*[.$D$40]" office:value-type="float" office:value="125601.825027685" calcext:value-type="float">
            <text:p>125602</text:p>
          </table:table-cell>
          <table:table-cell table:formula="of:=[.D31]/[.C31]" office:value-type="percentage" office:value="0.22813824648751" calcext:value-type="percentage">
            <text:p>22.81%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table:formula="of:=[.B19]*[.$B$40]" office:value-type="float" office:value="12260.9583333333" calcext:value-type="float">
            <text:p>12261</text:p>
          </table:table-cell>
          <table:table-cell table:style-name="ce2" table:formula="of:=[.C19]*[.$C$40]" office:value-type="float" office:value="591703.469090202" calcext:value-type="float">
            <text:p>591703</text:p>
          </table:table-cell>
          <table:table-cell table:style-name="ce2" table:formula="of:=[.D19]*[.$D$40]" office:value-type="float" office:value="192025.867109635" calcext:value-type="float">
            <text:p>192026</text:p>
          </table:table-cell>
          <table:table-cell table:formula="of:=[.D32]/[.C32]" office:value-type="percentage" office:value="0.324530575095143" calcext:value-type="percentage">
            <text:p>32.45%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" table:formula="of:=[.B20]*[.$B$40]" office:value-type="float" office:value="10413.4166666667" calcext:value-type="float">
            <text:p>10413</text:p>
          </table:table-cell>
          <table:table-cell table:style-name="ce2" table:formula="of:=[.C20]*[.$C$40]" office:value-type="float" office:value="579426.04840591" calcext:value-type="float">
            <text:p>579426</text:p>
          </table:table-cell>
          <table:table-cell table:style-name="ce2" table:formula="of:=[.D20]*[.$D$40]" office:value-type="float" office:value="242859.472868217" calcext:value-type="float">
            <text:p>242859</text:p>
          </table:table-cell>
          <table:table-cell table:formula="of:=[.D33]/[.C33]" office:value-type="percentage" office:value="0.419137996188402" calcext:value-type="percentage">
            <text:p>41.91%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office:value-type="float" office:value="8062" calcext:value-type="float">
            <text:p>8062</text:p>
          </table:table-cell>
          <table:table-cell table:style-name="ce2" table:formula="of:=[.C21]*[.$C$40]" office:value-type="float" office:value="584769" calcext:value-type="float">
            <text:p>584769</text:p>
          </table:table-cell>
          <table:table-cell table:style-name="ce2" table:formula="of:=[.D21]*[.$D$40]" office:value-type="float" office:value="297426" calcext:value-type="float">
            <text:p>297426</text:p>
          </table:table-cell>
          <table:table-cell table:formula="of:=[.D34]/[.C34]" office:value-type="percentage" office:value="0.508621353047101" calcext:value-type="percentage">
            <text:p>50.86%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2" table:formula="of:=[.B22]*[.$B$40]" office:value-type="float" office:value="6886.29166666667" calcext:value-type="float">
            <text:p>6886</text:p>
          </table:table-cell>
          <table:table-cell table:style-name="ce2" table:formula="of:=[.C22]*[.$C$40]" office:value-type="float" office:value="575106.215202177" calcext:value-type="float">
            <text:p>575106</text:p>
          </table:table-cell>
          <table:table-cell table:style-name="ce2" table:formula="of:=[.D22]*[.$D$40]" office:value-type="float" office:value="344636.476190476" calcext:value-type="float">
            <text:p>344636</text:p>
          </table:table-cell>
          <table:table-cell table:formula="of:=[.D35]/[.C35]" office:value-type="percentage" office:value="0.59925708865678" calcext:value-type="percentage">
            <text:p>59.93%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2" table:formula="of:=[.B23]*[.$B$40]" office:value-type="float" office:value="4031" calcext:value-type="float">
            <text:p>4031</text:p>
          </table:table-cell>
          <table:table-cell table:style-name="ce2" table:formula="of:=[.C23]*[.$C$40]" office:value-type="float" office:value="526337.57192846" calcext:value-type="float">
            <text:p>526338</text:p>
          </table:table-cell>
          <table:table-cell table:style-name="ce2" table:formula="of:=[.D23]*[.$D$40]" office:value-type="float" office:value="369229.840531561" calcext:value-type="float">
            <text:p>369230</text:p>
          </table:table-cell>
          <table:table-cell table:formula="of:=[.D36]/[.C36]" office:value-type="percentage" office:value="0.701507663947933" calcext:value-type="percentage">
            <text:p>70.15%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2" table:formula="of:=[.B24]*[.$B$40]" office:value-type="float" office:value="2855.29166666667" calcext:value-type="float">
            <text:p>2855</text:p>
          </table:table-cell>
          <table:table-cell table:style-name="ce2" table:formula="of:=[.C24]*[.$C$40]" office:value-type="float" office:value="551119.772939347" calcext:value-type="float">
            <text:p>551120</text:p>
          </table:table-cell>
          <table:table-cell table:style-name="ce2" table:formula="of:=[.D24]*[.$D$40]" office:value-type="float" office:value="438728.053156146" calcext:value-type="float">
            <text:p>438728</text:p>
          </table:table-cell>
          <table:table-cell table:formula="of:=[.D37]/[.C37]" office:value-type="percentage" office:value="0.796066616910205" calcext:value-type="percentage">
            <text:p>79.61%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2" table:formula="of:=[.B25]*[.$B$40]" office:value-type="float" office:value="1007.75" calcext:value-type="float">
            <text:p>1008</text:p>
          </table:table-cell>
          <table:table-cell table:style-name="ce2" table:formula="of:=[.C25]*[.$C$40]" office:value-type="float" office:value="543616.90474339" calcext:value-type="float">
            <text:p>543617</text:p>
          </table:table-cell>
          <table:table-cell table:style-name="ce2" table:formula="of:=[.D25]*[.$D$40]" office:value-type="float" office:value="483523.109634551" calcext:value-type="float">
            <text:p>483523</text:p>
          </table:table-cell>
          <table:table-cell table:formula="of:=[.D38]/[.C38]" office:value-type="percentage" office:value="0.889455617394375" calcext:value-type="percentage">
            <text:p>88.95%</text:p>
          </table:table-cell>
        </table:table-row>
        <table:table-row table:style-name="ro2">
          <table:table-cell table:number-columns-repeated="4"/>
          <table:table-cell table:style-name="Default"/>
        </table:table-row>
        <table:table-row table:style-name="ro2">
          <table:table-cell/>
          <table:table-cell table:formula="of:=[.B34]/[.B21]" office:value-type="float" office:value="1.39965277777778" calcext:value-type="float">
            <text:p>1.3996527778</text:p>
          </table:table-cell>
          <table:table-cell table:formula="of:=584769/[.C21]" office:value-type="float" office:value="0.947331842923795" calcext:value-type="float">
            <text:p>0.9473318429</text:p>
          </table:table-cell>
          <table:table-cell table:formula="of:=297426/[.D21]" office:value-type="float" office:value="0.914931709117756" calcext:value-type="float">
            <text:p>0.9149317091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00/00/0000</text:date>, <text:time style:data-style-name="N2" text:time-value="07:57:47.5039815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05:13:59.230282151</meta:creation-date>
    <dc:date>2016-01-28T08:10:31.577703851</dc:date>
    <meta:editing-duration>PT19M57S</meta:editing-duration>
    <meta:editing-cycles>9</meta:editing-cycles>
    <meta:generator>LibreOffice/4.2.8.2$Linux_X86_64 LibreOffice_project/420m0$Build-2</meta:generator>
    <meta:document-statistic meta:table-count="1" meta:cell-count="171" meta:object-count="0"/>
  </office:meta>
</office:document-meta>
</file>